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6"><text:span text:style-name="T7">do text if not len(urbanEventObj.getClaimants()) &gt; 1</text:span></text:p><text:p text:style-name="P6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ttestation d'affichage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</text:span><text:span text:style-name="T8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</text:span><text:span text:style-name="T8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urbanEventObj.getClaim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8">do text if len(urbanEventObj.getClaim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certificat d'urbanisme n°2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4"/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P4"/>
      <text:p text:style-name="P4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6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6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><text:soft-page-break/></text:p>
      <text:p text:style-name="UrbanBody"><office:annotation><dc:creator>Gauthier Bastien</dc:creator><dc:date>2011-02-21T09:23:46</dc:date><text:p text:style-name="P6"><text:span text:style-name="T8">do text if not len(urbanEventObj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urbanEventObj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50:31</dc:date>
    <dc:language>fr-FR</dc:language>
    <meta:editing-cycles>140</meta:editing-cycles>
    <meta:editing-duration>P2DT5H47M25S</meta:editing-duration>
    <dc:creator>Simon Delcourt</dc:creator>
    <meta:document-statistic meta:table-count="0" meta:image-count="0" meta:object-count="0" meta:page-count="2" meta:paragraph-count="27" meta:word-count="294" meta:character-count="2311" meta:non-whitespace-character-count="2058"/>
    <meta:user-defined meta:name="Info 1"/>
    <meta:user-defined meta:name="Info 2"/>
    <meta:user-defined meta:name="Info 3"/>
    <meta:user-defined meta:name="Info 4"/>
  </office:meta>
</office:document-meta>
</file>